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19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20" table:default-cell-style-name="ce3"/>
        <table:table-column table:style-name="co21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-0002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-00-0000</text:date>, <text:time style:data-style-name="N2" text:time-value="13:35:41.82362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16T13:36:04.904466341</dc:date>
    <meta:editing-duration>P1DT14H29M57S</meta:editing-duration>
    <meta:editing-cycles>33</meta:editing-cycles>
    <meta:generator>LibreOffice/5.3.5.2$Linux_X86_64 LibreOffice_project/30$Build-2</meta:generator>
    <meta:document-statistic meta:table-count="5" meta:cell-count="217" meta:object-count="0"/>
  </office:meta>
</office:document-meta>
</file>